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20274730261680076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49275610488195027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71934559219369371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74261085738130829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0446085894040697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070978878646363774"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698734271019936464"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768337873923642976"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440971" text:continue-list="list6698734271019936464"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7179047688158525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4728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6392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438528"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45722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4354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7052876241813924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606843972033470628"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81529425177904227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36345"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612276714319089276"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03333439788596254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588537154434297914" text:style-name="L15">
        <text:list-item>
          <text:list>
            <text:list-header>
              <text:p text:style-name="P184">1.5 miles averaging about 9:40/mile and rest 1 min</text:p>
            </text:list-header>
          </text:list>
        </text:list-item>
      </text:list>
      <text:p text:style-name="P24">1 mile in 8:26 and rest 2 min</text:p>
      <text:list xml:id="list856196358348345109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933443052617791674"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48274"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16925107568326152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51421612676077416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12042747451725882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464051" text:continue-list="list3514216126760774164" text:style-name="L19">
        <text:list-item>
          <text:list>
            <text:list-header>
              <text:p text:style-name="P188">(Pace*HR)=1240</text:p>
            </text:list-header>
          </text:list>
        </text:list-item>
      </text:list>
      <text:list xml:id="list34442101" text:continue-list="list4169251075683261523" text:style-name="L18">
        <text:list-item>
          <text:list>
            <text:list-header>
              <text:p text:style-name="P187">2 miles at 10:46/mile Ave HR= 121 bpm and rest a few minutes</text:p>
            </text:list-header>
          </text:list>
        </text:list-item>
      </text:list>
      <text:list xml:id="list34465386" text:continue-list="list3446405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43886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49382961471801539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48506279663992008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05698952902207354"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67235180037871859"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7683653838056176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63916595755580496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46135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6128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10661683665905559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96100946349474898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50360032653248830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71243422541705554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5020712096907681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574364061005733798" text:style-name="L32">
        <text:list-item>
          <text:list>
            <text:list-header>
              <text:p text:style-name="P198">0.25 miles in 2:54</text:p>
              <text:p text:style-name="P198">1 mile in 9:21 going faster as I ran and ending at around 8:30 pace</text:p>
            </text:list-header>
          </text:list>
        </text:list-item>
      </text:list>
      <text:list xml:id="list34868195920940990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89883561957659228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39605480366679015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2546701556998547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60387332886569318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906806436345715844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2448645075555680"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4T14:19:14.27</dc:date>
    <dc:creator>James Lombardi</dc:creator>
    <meta:editing-duration>P29DT11H52M29S</meta:editing-duration>
    <meta:editing-cycles>2211</meta:editing-cycles>
    <meta:generator>OpenOffice/4.1.2$Win32 OpenOffice.org_project/412m3$Build-9782</meta:generator>
    <meta:document-statistic meta:table-count="0" meta:image-count="9" meta:object-count="0" meta:page-count="218" meta:paragraph-count="6401" meta:word-count="68950" meta:character-count="352700"/>
  </office:meta>
</office:document-meta>
</file>